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Arial" svg:font-family="Arial, sans-serif"/>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7.563cm" table:align="margins"/>
    </style:style>
    <style:style style:name="Tabla1.A" style:family="table-column">
      <style:table-column-properties style:column-width="5.854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Segoe UI" fo:font-size="10pt" style:font-size-asian="10pt" style:font-size-complex="10pt"/>
    </style:style>
    <style:style style:name="P3" style:family="paragraph" style:parent-style-name="Text_20_body">
      <style:text-properties style:font-name="Segoe UI" fo:font-size="10pt" fo:font-weight="bold" style:font-size-asian="10pt" style:font-weight-asian="bold" style:font-size-complex="10pt" style:font-weight-complex="bold"/>
    </style:style>
    <style:style style:name="P4" style:family="paragraph" style:parent-style-name="Text_20_body">
      <style:text-properties style:font-name="Segoe UI"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margin-top="0cm" fo:margin-bottom="0.199cm"/>
    </style:style>
    <style:style style:name="P6" style:family="paragraph" style:parent-style-name="Text_20_body">
      <style:paragraph-properties fo:margin-top="0cm" fo:margin-bottom="0.199cm"/>
    </style:style>
    <style:style style:name="P7" style:family="paragraph" style:parent-style-name="Text_20_body">
      <style:paragraph-properties fo:margin-top="0cm" fo:margin-bottom="0.199cm" fo:text-align="center" style:justify-single-word="false"/>
    </style:style>
    <style:style style:name="P8" style:family="paragraph" style:parent-style-name="Normal">
      <style:paragraph-properties fo:margin-top="0cm" fo:margin-bottom="0.199cm"/>
      <style:text-properties style:font-name="Cambria" fo:font-size="14pt" fo:font-weight="bold" style:font-size-asian="14pt" style:font-weight-asian="bold" style:font-size-complex="14pt" style:font-weight-complex="bold"/>
    </style:style>
    <style:style style:name="P9" style:family="paragraph" style:parent-style-name="Title">
      <style:paragraph-properties fo:margin-top="0cm" fo:margin-bottom="0.199cm"/>
      <style:text-properties fo:font-size="22pt" style:font-size-asian="22pt" style:font-size-complex="22pt"/>
    </style:style>
    <style:style style:name="P10" style:family="paragraph" style:parent-style-name="Subtitle">
      <style:paragraph-properties fo:margin-top="0cm" fo:margin-bottom="0.199cm"/>
      <style:text-properties fo:font-size="15pt" style:font-size-asian="15pt" style:font-size-complex="15pt"/>
    </style:style>
    <style:style style:name="P11" style:family="paragraph" style:parent-style-name="Text_20_body" style:list-style-name="L2">
      <style:paragraph-properties fo:text-align="justify" style:justify-single-word="false"/>
    </style:style>
    <style:style style:name="P12" style:family="paragraph" style:parent-style-name="Text_20_body" style:list-style-name="L3">
      <style:text-properties style:font-name="Segoe UI" fo:font-size="10pt" style:font-size-asian="10pt" style:font-size-complex="10pt"/>
    </style:style>
    <style:style style:name="P13" style:family="paragraph" style:parent-style-name="Text_20_body" style:list-style-name="L4">
      <style:text-properties style:font-name="Segoe UI" fo:font-size="10pt" style:font-size-asian="10pt" style:font-size-complex="10pt"/>
    </style:style>
    <style:style style:name="P14" style:family="paragraph" style:parent-style-name="Text_20_body">
      <style:text-properties style:font-name="Segoe UI"/>
    </style:style>
    <style:style style:name="P15" style:family="paragraph" style:parent-style-name="Text_20_body" style:list-style-name="L1">
      <style:paragraph-properties fo:text-align="justify" style:justify-single-word="false"/>
      <style:text-properties style:font-name="Segoe UI"/>
    </style:style>
    <style:style style:name="P16" style:family="paragraph" style:parent-style-name="Text_20_body">
      <style:paragraph-properties fo:text-align="justify" style:justify-single-word="false"/>
      <style:text-properties style:font-name="Segoe UI" fo:font-size="12pt"/>
    </style:style>
    <style:style style:name="P17" style:family="paragraph" style:parent-style-name="Text_20_body" style:list-style-name="L1">
      <style:paragraph-properties fo:text-align="justify" style:justify-single-word="false"/>
      <style:text-properties style:font-name="Segoe UI" fo:font-size="12pt"/>
    </style:style>
    <style:style style:name="P18" style:family="paragraph" style:parent-style-name="Text_20_body">
      <style:text-properties style:font-name="Segoe UI" fo:font-size="12pt" style:font-size-asian="12pt" style:font-size-complex="12pt"/>
    </style:style>
    <style:style style:name="P19" style:family="paragraph" style:parent-style-name="Text_20_body">
      <style:paragraph-properties fo:text-align="justify" style:justify-single-word="false"/>
      <style:text-properties style:font-name="Segoe UI" fo:font-size="12pt" style:font-size-asian="12pt" style:font-size-complex="12pt"/>
    </style:style>
    <style:style style:name="P20" style:family="paragraph" style:parent-style-name="Text_20_body" style:list-style-name="L2">
      <style:paragraph-properties fo:text-align="justify" style:justify-single-word="false"/>
      <style:text-properties style:font-name="Segoe UI" fo:font-size="12pt" style:font-size-asian="12pt" style:font-size-complex="12pt"/>
    </style:style>
    <style:style style:name="P21" style:family="paragraph" style:parent-style-name="Text_20_body" style:list-style-name="L5">
      <style:paragraph-properties fo:margin-top="0cm" fo:margin-bottom="0.176cm" fo:text-align="justify" style:justify-single-word="false"/>
      <style:text-properties style:font-name="Segoe UI" fo:font-size="12pt" style:font-size-asian="12pt" style:font-size-complex="12pt"/>
    </style:style>
    <style:style style:name="P22" style:family="paragraph" style:parent-style-name="Text_20_body" style:list-style-name="L5">
      <style:paragraph-properties fo:margin-top="0cm" fo:margin-bottom="0.176cm" fo:text-align="justify" style:justify-single-word="false"/>
    </style:style>
    <style:style style:name="P23" style:family="paragraph" style:parent-style-name="Text_20_body">
      <style:paragraph-properties fo:margin-left="0cm" fo:margin-right="0cm" fo:margin-top="0cm" fo:margin-bottom="0.176cm" fo:text-align="justify" style:justify-single-word="false" fo:text-indent="0.979cm" style:auto-text-indent="false"/>
      <style:text-properties style:font-name="Segoe UI"/>
    </style:style>
    <style:style style:name="P24" style:family="paragraph" style:parent-style-name="Text_20_body">
      <style:paragraph-properties fo:margin-left="0cm" fo:margin-right="0cm" fo:text-indent="0.979cm" style:auto-text-indent="false"/>
    </style:style>
    <style:style style:name="P25" style:family="paragraph" style:parent-style-name="Text_20_body">
      <style:paragraph-properties fo:margin-left="0cm" fo:margin-right="0cm" fo:text-align="justify" style:justify-single-word="false" fo:text-indent="0.979cm" style:auto-text-indent="false"/>
      <style:text-properties style:font-name="Segoe UI"/>
    </style:style>
    <style:style style:name="P26" style:family="paragraph" style:parent-style-name="Text_20_body">
      <style:paragraph-properties fo:margin-left="0cm" fo:margin-right="0cm" fo:margin-top="0cm" fo:margin-bottom="0.247cm" fo:text-align="justify" style:justify-single-word="false" fo:text-indent="0cm" style:auto-text-indent="false"/>
      <style:text-properties style:font-name="Segoe UI" fo:font-size="12pt" style:font-size-asian="12pt" style:font-size-complex="12pt"/>
    </style:style>
    <style:style style:name="P27" style:family="paragraph" style:parent-style-name="Text_20_body">
      <style:paragraph-properties fo:margin-left="0cm" fo:margin-right="0cm" fo:text-indent="0cm" style:auto-text-indent="false"/>
      <style:text-properties style:font-name="Segoe UI" fo:font-size="12pt" style:font-size-asian="12pt" style:font-size-complex="12pt"/>
    </style:style>
    <style:style style:name="P28" style:family="paragraph" style:parent-style-name="Text_20_body">
      <style:paragraph-properties fo:margin-left="0cm" fo:margin-right="0cm" fo:text-align="justify" style:justify-single-word="false" fo:text-indent="0cm" style:auto-text-indent="false"/>
      <style:text-properties style:font-name="Segoe UI" fo:font-size="12pt" style:font-size-asian="12pt" style:font-size-complex="12pt"/>
    </style:style>
    <style:style style:name="P29" style:family="paragraph" style:parent-style-name="Text_20_body">
      <style:paragraph-properties fo:margin-left="0cm" fo:margin-right="0cm" fo:margin-top="0cm" fo:margin-bottom="0.499cm" fo:text-align="justify" style:justify-single-word="false" fo:text-indent="0cm" style:auto-text-indent="false"/>
      <style:text-properties style:font-name="Segoe UI" fo:font-size="12pt" style:font-size-asian="12pt" style:font-size-complex="12pt"/>
    </style:style>
    <style:style style:name="P30" style:family="paragraph" style:parent-style-name="Text_20_body">
      <style:paragraph-properties fo:margin-left="0cm" fo:margin-right="0cm" fo:margin-top="0cm" fo:margin-bottom="0.176cm" fo:text-align="justify" style:justify-single-word="false" fo:text-indent="0cm" style:auto-text-indent="false"/>
      <style:text-properties style:font-name="Segoe UI" fo:font-size="12pt" style:font-size-asian="12pt" style:font-size-complex="12pt"/>
    </style:style>
    <style:style style:name="P31" style:family="paragraph" style:parent-style-name="Text_20_body">
      <style:paragraph-properties fo:margin-left="0cm" fo:margin-right="0cm" fo:margin-top="0cm" fo:margin-bottom="0.176cm" fo:text-align="justify" style:justify-single-word="false" fo:text-indent="0cm" style:auto-text-indent="false"/>
    </style:style>
    <style:style style:name="P32" style:family="paragraph" style:parent-style-name="Text_20_body">
      <style:paragraph-properties fo:margin-left="0cm" fo:margin-right="0cm" fo:margin-top="0cm" fo:margin-bottom="0.071cm" fo:text-align="justify" style:justify-single-word="false" fo:text-indent="0cm" style:auto-text-indent="false"/>
      <style:text-properties style:font-name="Segoe UI" fo:font-size="12pt" style:font-size-asian="12pt" style:font-size-complex="12pt"/>
    </style:style>
    <style:style style:name="P33" style:family="paragraph" style:parent-style-name="Normal">
      <style:paragraph-properties>
        <style:tab-stops>
          <style:tab-stop style:position="16.999cm" style:type="right" style:leader-style="dotted" style:leader-text="."/>
        </style:tab-stops>
      </style:paragraph-properties>
    </style:style>
    <style:style style:name="P34" style:family="paragraph" style:parent-style-name="Heading_20_1" style:master-page-name="MP3">
      <style:paragraph-properties style:page-number="auto" fo:break-before="page"/>
    </style:style>
    <style:style style:name="P35" style:family="paragraph" style:parent-style-name="Heading_20_1">
      <style:paragraph-properties fo:break-before="page"/>
    </style:style>
    <style:style style:name="P36" style:family="paragraph" style:parent-style-name="Heading_20_2">
      <style:text-properties style:font-name="Segoe UI" fo:font-size="10pt" style:text-underline-style="solid" style:text-underline-width="auto" style:text-underline-color="font-color" style:font-size-asian="10pt" style:font-size-complex="10pt"/>
    </style:style>
    <style:style style:name="P37" style:family="paragraph" style:parent-style-name="Contents_20_Heading" style:master-page-name="MP1">
      <style:paragraph-properties style:page-number="auto" fo:break-before="page"/>
    </style:style>
    <style:style style:name="P38" style:family="paragraph" style:parent-style-name="Heading_20_3">
      <style:paragraph-properties fo:margin-top="0cm" fo:margin-bottom="0.199cm"/>
    </style:style>
    <style:style style:name="P39" style:family="paragraph" style:parent-style-name="Heading_20_3">
      <style:paragraph-properties fo:margin-left="0cm" fo:margin-right="0cm" fo:text-indent="0cm" style:auto-text-indent="false"/>
      <style:text-properties style:font-name="Segoe UI" fo:font-size="12pt" style:font-size-asian="12pt" style:font-size-complex="12pt"/>
    </style:style>
    <style:style style:name="T1" style:family="text">
      <style:text-properties fo:font-size="12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Segoe UI"/>
    </style:style>
    <style:style style:name="T5" style:family="text">
      <style:text-properties style:font-name="Segoe UI" fo:font-size="12pt" style:font-size-asian="12pt" style:font-size-complex="12pt"/>
    </style:style>
    <style:style style:name="T6" style:family="text">
      <style:text-properties style:font-size-asian="12pt"/>
    </style:style>
    <style:style style:name="T7" style:family="text">
      <style:text-properties style:font-size-complex="12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3"/>
      <text:p text:style-name="P8">Universidad de Buenos Aires</text:p>
      <text:p text:style-name="P8"/>
      <text:p text:style-name="P8">Facultad de Ingeniería</text:p>
      <text:p text:style-name="P5"/>
      <text:p text:style-name="P5"/>
      <text:p text:style-name="P9">Algoritmos y programación 3</text:p>
      <text:p text:style-name="P10">Trabajo práctico 2: Algo Hero Game</text:p>
      <text:p text:style-name="P7">1er cuatrimestre, 2010</text:p>
      <text:p text:style-name="P7">(trabajo grupal)</text:p>
      <text:p text:style-name="P7"/>
      <text:p text:style-name="P6"><draw:frame draw:style-name="fr1" draw:name="Marco1" text:anchor-type="paragraph" svg:x="0.004cm" svg:y="0.84cm" svg:width="17.563cm" style:rel-width="scale" svg:height="10.804cm" style:rel-height="scale-min" draw:z-index="0"><draw:text-box><text:p text:style-name="Text_20_body">Grupo N°: 2</text:p><text:p text:style-name="Text_20_body">Integrantes:</text:p><table:table table:name="Tabla1" table:style-name="Tabla1"><table:table-column table:style-name="Tabla1.A" table:number-columns-repeated="3"/><table:table-row><table:table-cell table:style-name="Tabla1.A1" office:value-type="string"><text:p text:style-name="Table_20_Contents">Padrón</text:p></table:table-cell><table:table-cell table:style-name="Tabla1.A1" office:value-type="string"><text:p text:style-name="Table_20_Contents">Nombre y apellido</text:p></table:table-cell><table:table-cell table:style-name="Tabla1.C1" office:value-type="string"><text:p text:style-name="Table_20_Contents">E-mail</text:p></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text:p text:style-name="Text_20_body"/><text:p text:style-name="Text_20_body">Fecha de entrega:</text:p><text:p text:style-name="Text_20_body"/><text:p text:style-name="Text_20_body">Corrector: Nicolás Páez</text:p><text:p text:style-name="Text_20_body"/><text:p text:style-name="Text_20_body">Nota Final:</text:p></draw:text-box></draw:frame></text:p>
      <text:table-of-content text:style-name="Sect1" text:name="_TOC0">
        <text:table-of-content-source text:outline-level="9">
          <text:index-title-template text:style-name="Contents_20_Heading">Tabla de contenido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37">Tabla de contenidos</text:p>
          </text:index-title>
          <text:p text:style-name="P33">Introducción<text:tab/>3</text:p>
          <text:p text:style-name="P33">Objetivo del trabajo<text:tab/>3</text:p>
          <text:p text:style-name="P33">Consigna<text:tab/>3</text:p>
          <text:p text:style-name="P33">Entregables<text:tab/>3</text:p>
          <text:p text:style-name="P33">Supuestos<text:tab/>4</text:p>
          <text:p text:style-name="P33">Dinámica del juego:<text:tab/>5</text:p>
          <text:p text:style-name="P33">Herramientas y modo de entrega<text:tab/>5</text:p>
          <text:p text:style-name="P33">Modelo de dominio<text:tab/>6</text:p>
          <text:p text:style-name="P33">Diagramas de clases<text:tab/>6</text:p>
          <text:p text:style-name="P33">Detalles de implementación<text:tab/>6</text:p>
          <text:p text:style-name="P33">Excepciones<text:tab/>6</text:p>
          <text:p text:style-name="P33">Diagramas de secuencia<text:tab/>6</text:p>
          <text:p text:style-name="P33">Diagramas de estado<text:tab/>6</text:p>
          <text:p text:style-name="P33">Diagramas de paquetes<text:tab/>6</text:p>
          <text:p text:style-name="P33">Código fuente<text:tab/>6</text:p>
          <text:p text:style-name="P33">Checklist de corrección<text:tab/>7</text:p>
          <text:p text:style-name="P33">Código<text:tab/>7</text:p>
        </text:index-body>
      </text:table-of-content>
      <text:p text:style-name="Contents_20_3"/>
      <text:h text:style-name="P34" text:outline-level="1">Introducción</text:h>
      <text:h text:style-name="Heading_20_2" text:outline-level="2">Objetivo del trabajo</text:h>
      <text:p text:style-name="P24">Aplicar los conceptos enseñados en la materia a la resolución de un problema, trabajando grupalmente utilizando Java.</text:p>
      <text:p text:style-name="P24"/>
      <text:h text:style-name="Heading_20_2" text:outline-level="2">Consigna</text:h>
      <text:p text:style-name="P23">Algo Hero es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23">El juego permite al jugador tocar canciones con una guitarra eléctrica. La guitarra se simula con el teclado. Se definen 4 teclas que permiten al jugador tocar parte de la melodía.</text:p>
      <text:p text:style-name="P25"><text:span text:style-name="T1">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span> </text:p>
      <text:p text:style-name="P14"/>
      <text:h text:style-name="Heading_20_2" text:outline-level="2">Entregables</text:h>
      <text:list xml:id="list36618332" text:style-name="L1">
        <text:list-item>
          <text:p text:style-name="P15">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15">Pruebas unitarias automatizadas (utilizando JUnit para Java y NUnit para C#) que contemplen las siguientes condiciones:</text:p>
          <text:list>
            <text:list-item>
              <text:p text:style-name="P15">Creación de una canción, con sus correspondientes notas y figuras musicales y tiempo de compás.</text:p>
            </text:list-item>
            <text:list-item>
              <text:p text:style-name="P15">Creación de un mapeo entre notas y teclas.</text:p>
            </text:list-item>
            <text:list-item>
              <text:p text:style-name="P15">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15">Diagrama de clases de las clases principales de la aplicación.</text:p>
        </text:list-item>
        <text:list-item>
          <text:p text:style-name="P17">Diagrama de secuencia para los casos que se consideren relevantes.</text:p>
        </text:list-item>
      </text:list>
      <text:p text:style-name="P16"/>
      <text:h text:style-name="Heading_20_2" text:outline-level="2"><text:soft-page-break/>Supuestos</text:h>
      <text:p text:style-name="P26"><text:span text:style-name="T2">Canciones</text:span></text:p>
      <text:p text:style-name="P28">Las canciones en general se representan en notación musical mediante una partitura. La partitura contiene los compases, y en ellos las notas (tonos), y cada nota está asociada a una figura musical que define la duración de la misma (ver más adelante).</text:p>
      <text:p text:style-name="P26"><text:span text:style-name="T2"/></text:p>
      <text:p text:style-name="P26"><text:bookmark text:name="yvp9"/><text:span text:style-name="T2">Notas</text:span></text:p>
      <text:p text:style-name="P28">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P27">DO, DO#, RE, RE#, MI, FA, FA#, SOL, SOL#, LA, LA#, SI</text:p>
      <text:p text:style-name="P29">(# significa sostenido)</text:p>
      <text:p text:style-name="P27">Cada una tiene una frecuencia fundamental que la identifica.</text:p>
      <text:p text:style-name="P27"/>
      <text:p text:style-name="P29"><text:span text:style-name="T2">Figuras musicales</text:span></text:p>
      <text:p text:style-name="P30">Las figuras musicales representan el tiempo que suena cada nota:</text:p>
      <text:list xml:id="list36667222" text:style-name="L5">
        <text:list-item>
          <text:p text:style-name="P22"><text:span text:style-name="T5">REDONDA</text:span></text:p>
        </text:list-item>
        <text:list-item>
          <text:p text:style-name="P21">BLANCA (equivalente en tiempo a 1/2  REDONDA)</text:p>
        </text:list-item>
        <text:list-item>
          <text:p text:style-name="P21">NEGRA (equivalente en tiempo a 1/2 BLANCA)</text:p>
        </text:list-item>
        <text:list-item>
          <text:p text:style-name="P21">CORCHEA (equivalente en tiempo a 1/2 NEGRA)</text:p>
        </text:list-item>
        <text:list-item>
          <text:p text:style-name="P21">SEMICORCHEA (equivalente en tiempo a 1/2 CORCHEA).</text:p>
        </text:list-item>
      </text:list>
      <text:p text:style-name="P31"><text:span text:style-name="T5">Como se ve, los tiempos son relativos a la duración de la "redonda". </text:span><text:span text:style-name="T5">Pero la duración de la redonda no es fija (ver definición de "compás").</text:span></text:p>
      <text:p text:style-name="P29"/>
      <text:p text:style-name="P29"><text:span text:style-name="T2">Compás</text:span></text:p>
      <text:p text:style-name="P29">Una partitura se divide en compases. La longitud de un compás no se mide en tiempo físico, sino en figuras musicales. Por ejemplo, es típico en varios estilos musicales que un compás dure 4 “NEGRAS”. <text:span text:style-name="T3">La duración de un compás se define en la partitura</text:span>, por ende todos los compases de la partitura tendrán la misma duración.</text:p>
      <text:p text:style-name="P29">Cada canción tiene asociado un tiempo de "compás". Por ejemplo, el "compás" para una canción en particular puede durar 2 segundos, pero para otra canción puede durar 3 segundos, independientemente de su duración en “figuras musicales”. </text:p>
      <text:p text:style-name="P29">Por ejemplo, en una canción el "compás" puede equivaler a una redonda, pero para otra canción puede equivaler a 3 blancas.</text:p>
      <text:p text:style-name="P29"><text:soft-page-break/>Dada una equivalencia y una duración para el compás, queda determinado el tiempo de la canción y la duración de cada figura.</text:p>
      <text:p text:style-name="P29">Por ejemplo, si en una canción el compás equivale a 3 blancas y dura 2 segundos, entonces, en esa canción:</text:p>
      <text:p text:style-name="P32">REDONDA = 1.32 segundos</text:p>
      <text:p text:style-name="P32">BLANCA = 0.66 segundos</text:p>
      <text:p text:style-name="P32">NEGRA = 0.33 segundos</text:p>
      <text:p text:style-name="P32">CORCHEA = 0.16 segundos</text:p>
      <text:p text:style-name="P32">SEMICORCHEA = 0.08 segundos</text:p>
      <text:p text:style-name="P32"/>
      <text:p text:style-name="P32">Una consecuencia de esto, es que agrandando o achicando el tiempo de compás, la misma canción puede tocarse mas lenta o mas rápida, manteniendo la misma melodía.</text:p>
      <text:h text:style-name="P39" text:outline-level="3">Dinámica del juego:</text:h>
      <text:p text:style-name="P27">El jugador selecciona una canción a tocar.</text:p>
      <text:p text:style-name="P27">En base a la canción seleccionada, el modelo del juego arma la partitura (es decir, las notas y figuras musicales asociadas a la canción). A su vez cada canción tiene asociado un compás.</text:p>
      <text:p text:style-name="P27">Dada la partitura, el compás, y el mapeo de cada nota a cada tecla, el juego puede calcular en qué momento debe presionarse cada tecla, y en base a eso armar un mapa temporal que más adelante se mostrará al usuario por pantalla.</text:p>
      <text:p text:style-name="P18"/>
      <text:p text:style-name="P18"/>
      <text:h text:style-name="Heading_20_2" text:outline-level="2">Herramientas y modo de entrega</text:h>
      <text:list xml:id="list36632735" text:style-name="L2">
        <text:list-item>
          <text:p text:style-name="P11">Informe com<text:span text:style-name="T5">pleto (de acuerdo al checklist de corrección). La documentación deberá estar en 1 sólo archivo (texto y diagramas) preferiblemente en formato .pdf o en su defecto como .doc.</text:span></text:p>
        </text:list-item>
        <text:list-item>
          <text:p text:style-name="P20">Todos los diagramas en formato imagen incorporados a este documento y opcionalmente en el formato de la herramienta que hayan usado</text:p>
        </text:list-item>
        <text:list-item>
          <text:p text:style-name="P20">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20">Código fuente impreso (si es solicitada por los ayudantes del curso)</text:p>
        </text:list-item>
      </text:list>
      <text:p text:style-name="P19"/>
      <text:p text:style-name="P19"/>
      <text:p text:style-name="P19"/>
      <text:h text:style-name="Heading_20_1" text:outline-level="1"><text:soft-page-break/>Modelo de dominio</text:h>
      <text:p text:style-name="Text_20_body">[Explicar cómo se encaró el TP]</text:p>
      <text:p text:style-name="Text_20_body"/>
      <text:h text:style-name="Heading_20_2" text:outline-level="2">Diagramas de clases</text:h>
      <text:p text:style-name="Text_20_body">[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Text_20_body"/>
      <text:h text:style-name="Heading_20_2" text:outline-level="2">Detalles de implementación</text:h>
      <text:p text:style-name="Text_20_body">[hay ciertas clases que puede resultar interesante como están implementadas internamente, en esta sección cuenten sobre esas clases, por ejemplo: como está implementado internamente el tablero]</text:p>
      <text:h text:style-name="Heading_20_2" text:outline-level="2">Excepciones</text:h>
      <text:p text:style-name="Text_20_body">[Explicar las excepciones creadas y con qué fin fueron creadas]</text:p>
      <text:p text:style-name="Text_20_body"/>
      <text:h text:style-name="Heading_20_2" text:outline-level="2">Diagramas de secuencia</text:h>
      <text:p text:style-name="Text_20_body">[Mostrar las secuencias interesantes que hayan implementado. Pueden agregar texto para explicar si algo no queda claro]</text:p>
      <text:p text:style-name="Text_20_body"/>
      <text:h text:style-name="Heading_20_2" text:outline-level="2">Diagramas de estado</text:h>
      <text:p text:style-name="Text_20_body">[Mostrar las secuencias interesantes que hayan implementado. Pueden agregar texto para explicar si algo no queda claro]</text:p>
      <text:p text:style-name="Text_20_body"/>
      <text:h text:style-name="Heading_20_2" text:outline-level="2">Diagramas de paquetes</text:h>
      <text:p text:style-name="Text_20_body">[Mostrar las secuencias interesantes que hayan implementado. Pueden agregar texto para explicar si algo no queda claro]</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
      <text:h text:style-name="P35" text:outline-level="1">Checklist de corrección</text:h>
      <text:p text:style-name="Text_20_body">Esta sección es para uso exclusivo de la cátedra, por favor no modificar.</text:p>
      <text:p text:style-name="Text_20_body"/>
      <text:p text:style-name="P4">Carpeta</text:p>
      <text:p text:style-name="P3">Generalidades</text:p>
      <text:list xml:id="list36606366" text:style-name="L3">
        <text:list-item>
          <text:p text:style-name="P12">¿Son correctos los supuestos y extensiones?</text:p>
        </text:list-item>
        <text:list-item>
          <text:p text:style-name="P12">¿Es prolija la presentación? (hojas del mismo tamaño, numeradas y con tipografía uniforme) </text:p>
        </text:list-item>
      </text:list>
      <text:p text:style-name="P3">Modelo</text:p>
      <text:list xml:id="list37162873" text:continue-list="list36606366" text:style-name="L3">
        <text:list-item text:start-value="1">
          <text:p text:style-name="P12">¿Está completo?¿Contempla la totalidad del problema?</text:p>
        </text:list-item>
        <text:list-item>
          <text:p text:style-name="P12">¿Respeta encapsulamiento?</text:p>
        </text:list-item>
        <text:list-item>
          <text:p text:style-name="P12">¿Hace un buen uso de excepciones?</text:p>
        </text:list-item>
        <text:list-item>
          <text:p text:style-name="P12">¿Utiliza polimorfismo en las situaciones esperadas?</text:p>
        </text:list-item>
      </text:list>
      <text:p text:style-name="P3"/>
      <text:p text:style-name="P4">Diagramas</text:p>
      <text:p text:style-name="P3">Diagrama de clases</text:p>
      <text:list xml:id="list37162686" text:continue-list="list37162873" text:style-name="L3">
        <text:list-item text:start-value="1">
          <text:p text:style-name="P12">¿Está completo?</text:p>
        </text:list-item>
        <text:list-item>
          <text:p text:style-name="P12">¿Está bien utilizada la notación?</text:p>
        </text:list-item>
      </text:list>
      <text:p text:style-name="P3">Diagramas de secuencia</text:p>
      <text:list xml:id="list37160423" text:continue-list="list37162686" text:style-name="L3">
        <text:list-item text:start-value="1">
          <text:p text:style-name="P12">¿Está completo?</text:p>
        </text:list-item>
        <text:list-item>
          <text:p text:style-name="P12">¿Es consistente con el diagrama de clases?</text:p>
        </text:list-item>
        <text:list-item>
          <text:p text:style-name="P12">¿Está bien utilizada la notación?</text:p>
        </text:list-item>
      </text:list>
      <text:p text:style-name="P3">Diagrama de estados</text:p>
      <text:list xml:id="list37162107" text:continue-list="list37160423" text:style-name="L3">
        <text:list-item text:start-value="1">
          <text:p text:style-name="P12">¿Está completo?</text:p>
        </text:list-item>
        <text:list-item>
          <text:p text:style-name="P12">¿Está bien utilizada la notación?</text:p>
        </text:list-item>
      </text:list>
      <text:p text:style-name="P3">Diagrama de paquetes</text:p>
      <text:list xml:id="list37163973" text:continue-list="list37162107" text:style-name="L3">
        <text:list-item text:start-value="1">
          <text:p text:style-name="P12">¿Está completo?</text:p>
        </text:list-item>
        <text:list-item>
          <text:p text:style-name="P12">¿Está bien utilizada la notación?</text:p>
        </text:list-item>
      </text:list>
      <text:p text:style-name="P2"/>
      <text:h text:style-name="P36" text:outline-level="2">Código</text:h>
      <text:p text:style-name="P3">Generalidades</text:p>
      <text:list xml:id="list36621700" text:style-name="L4">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Wingdings" svg:font-family="Wingdings" style:font-charset="x-symbol"/>
    <style:font-face style:name="Arial" svg:font-family="Arial, sans-serif"/>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7</text:page-number>/<text:page-count>7</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7</text:page-number>/<text:page-count>7</text:page-count></text:p>
      </style:footer>
    </style:master-page>
    <style:master-page style:name="MP2" style:page-layout-name="Mpm2">
      <style:footer>
        <text:p text:style-name="MP1">Algoritmos y programación 3-TP 3: Algo3-Man <text:s/><text:page-number text:select-page="current">7</text:page-number>/<text:page-count>7</text:page-count></text:p>
      </style:footer>
    </style:master-page>
    <style:master-page style:name="MP3" style:page-layout-name="Mpm2">
      <style:footer>
        <text:p text:style-name="MP1">Algoritmos y programación 3 – 1C2010 - TP 1: Funciones <text:s/><text:page-number text:select-page="current">7</text:page-number>/<text:page-count>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Nicolás Martín Paez</meta:initial-creator>
    <meta:creation-date>2009-11-06T16:45:00</meta:creation-date>
    <dc:creator>Ezequiel Pérez Dittler</dc:creator>
    <dc:date>2010-06-05T17:04:57.91</dc:date>
    <meta:editing-cycles>23</meta:editing-cycles>
    <meta:editing-duration>PT04H21M44S</meta:editing-duration>
    <meta:document-statistic meta:table-count="1" meta:image-count="0" meta:object-count="0" meta:page-count="7" meta:paragraph-count="133" meta:word-count="1382" meta:character-count="8293"/>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